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ownload dan install virtual box versi 6 (terbaru pada tahun 2020),</text:p>
      <text:p text:style-name="Standard"><text:s text:c="4"/>link : </text:p>
      <text:p text:style-name="Standard"><text:s text:c="8"/>- download : https://www.virtualbox.org/</text:p>
      <text:p text:style-name="Standard">2. download dan install ubuntu destop versi 16/18/20,</text:p>
      <text:p text:style-name="Standard"><text:s text:c="4"/>link : </text:p>
      <text:p text:style-name="Standard"><text:s text:c="8"/>- download(20) : https://ubuntu.com/download</text:p>
      <text:p text:style-name="Standard">3. presentasi via zoom (dipertemuan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7:21:08.072381671</meta:creation-date>
    <dc:date>2020-09-29T17:21:54.297716384</dc:date>
    <meta:editing-duration>PT47S</meta:editing-duration>
    <meta:editing-cycles>1</meta:editing-cycles>
    <meta:document-statistic meta:table-count="0" meta:image-count="0" meta:object-count="0" meta:page-count="1" meta:paragraph-count="7" meta:word-count="38" meta:character-count="283" meta:non-whitespace-character-count="226"/>
    <meta:generator>LibreOffice/6.0.7.3$Linux_X86_64 LibreOffice_project/00m0$Build-3</meta:generator>
  </office:meta>
</office:document-meta>
</file>